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table:number-columns-repeated="14"/>
        </table:table-row>
        <table:table-row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number-columns-repeated="14"/>
        </table:table-row>
        <table:table-row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table:number-columns-repeated="14"/>
        </table:table-row>
        <table:table-row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table:number-columns-repeated="14"/>
        </table:table-row>
        <table:table-row table:number-rows-repeated="16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